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 office:value-type="float" office:value="11.31" calcext:value-type="float">
            <text:p>11,3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.49" calcext:value-type="float">
            <text:p>10,4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.16" calcext:value-type="float">
            <text:p>9,16</text:p>
          </table:table-cell>
          <table:table-cell table:number-columns-repeated="1022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5.91" calcext:value-type="float">
            <text:p>5,91</text:p>
          </table:table-cell>
          <table:table-cell table:number-columns-repeated="1022"/>
        </table:table-row>
        <table:table-row table:style-name="ro1">
          <table:table-cell office:value-type="float" office:value="6.34" calcext:value-type="float">
            <text:p>6,34</text:p>
          </table:table-cell>
          <table:table-cell office:value-type="float" office:value="8.13" calcext:value-type="float">
            <text:p>8,13</text:p>
          </table:table-cell>
          <table:table-cell table:number-columns-repeated="1022"/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11.31" calcext:value-type="float">
            <text:p>11,31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2:52:00.077975113</meta:creation-date>
    <dc:date>2023-01-20T12:56:48.559780911</dc:date>
    <meta:editing-duration>PT4M49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